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58in" fo:margin-left="-0.0639in" fo:margin-top="0in" fo:margin-bottom="0in" style:page-number="auto" table:align="left" style:writing-mode="lr-tb"/>
    </style:style>
    <style:style style:name="Table1.A" style:family="table-column">
      <style:table-column-properties style:column-width="3.1979in"/>
    </style:style>
    <style:style style:name="Table1.B" style:family="table-column">
      <style:table-column-properties style:column-width="3.1972in"/>
    </style:style>
    <style:style style:name="Table1.1" style:family="table-row">
      <style:table-row-properties fo:keep-together="auto"/>
    </style:style>
    <style:style style:name="Table1.A1" style:family="table-cell">
      <style:table-cell-properties style:border-line-width-left="0.0104in 0.0104in 0.0104in" style:border-line-width-right="0.0104in 0.0104in 0.0104in" style:border-line-width-top="0.0104in 0.0104in 0.0104in" fo:padding-left="0.0639in" fo:padding-right="0.0486in" fo:padding-top="0in" fo:padding-bottom="0in" fo:border-left="2.25pt double #00000a" fo:border-right="2.25pt double #00000a" fo:border-top="2.25pt double #00000a" fo:border-bottom="none"/>
    </style:style>
    <style:style style:name="Table1.A2" style:family="table-cell">
      <style:table-cell-properties style:border-line-width-left="0.0104in 0.0104in 0.0104in" style:border-line-width-right="0.0104in 0.0104in 0.0104in" fo:padding-left="0.0639in" fo:padding-right="0.0486in" fo:padding-top="0in" fo:padding-bottom="0in" fo:border-left="2.25pt double #00000a" fo:border-right="2.25pt double #00000a" fo:border-top="0.75pt solid #00000a" fo:border-bottom="0.75pt solid #00000a"/>
    </style:style>
    <style:style style:name="Table1.A3" style:family="table-cell">
      <style:table-cell-properties style:border-line-width-left="0.0104in 0.0104in 0.0104in" style:border-line-width-right="0.0104in 0.0104in 0.0104in" fo:padding-left="0.0639in" fo:padding-right="0.0486in" fo:padding-top="0in" fo:padding-bottom="0in" fo:border-left="2.25pt double #00000a" fo:border-right="2.25pt double #00000a" fo:border-top="none" fo:border-bottom="none"/>
    </style:style>
    <style:style style:name="Table1.A4" style:family="table-cell">
      <style:table-cell-properties style:border-line-width-left="0.0104in 0.0104in 0.0104in" style:border-line-width-right="0.0104in 0.0104in 0.0104in" fo:padding-left="0.0639in" fo:padding-right="0.0486in" fo:padding-top="0in" fo:padding-bottom="0in" fo:border-left="2.25pt double #00000a" fo:border-right="2.25pt double #00000a" fo:border-top="0.75pt solid #00000a" fo:border-bottom="none"/>
    </style:style>
    <style:style style:name="Table1.A7" style:family="table-cell">
      <style:table-cell-properties style:border-line-width-left="0.0104in 0.0104in 0.0104in" style:border-line-width-right="0.0104in 0.0104in 0.0104in" fo:padding-left="0.0639in" fo:padding-right="0.0486in" fo:padding-top="0in" fo:padding-bottom="0in" fo:border-left="2.25pt double #00000a" fo:border-right="2.25pt double #00000a" fo:border-top="none" fo:border-bottom="0.75pt solid #00000a"/>
    </style:style>
    <style:style style:name="Table1.10" style:family="table-row">
      <style:table-row-properties style:min-row-height="0.4535in" fo:keep-together="auto"/>
    </style:style>
    <style:style style:name="Table1.A10" style:family="table-cell">
      <style:table-cell-properties style:border-line-width-left="0.0104in 0.0104in 0.0104in" fo:padding-left="0.0639in" fo:padding-right="0.0486in" fo:padding-top="0in" fo:padding-bottom="0in" fo:border-left="2.25pt double #00000a" fo:border-right="0.75pt solid #00000a" fo:border-top="0.75pt solid #00000a" fo:border-bottom="0.75pt solid #00000a"/>
    </style:style>
    <style:style style:name="Table1.B10" style:family="table-cell">
      <style:table-cell-properties style:border-line-width-right="0.0104in 0.0104in 0.0104in" fo:padding-left="0.0639in" fo:padding-right="0.0486in" fo:padding-top="0in" fo:padding-bottom="0in" fo:border-left="0.75pt solid #00000a" fo:border-right="2.25pt double #00000a" fo:border-top="0.75pt solid #00000a" fo:border-bottom="0.75pt solid #00000a"/>
    </style:style>
    <style:style style:name="Table1.11" style:family="table-row">
      <style:table-row-properties style:min-row-height="0.3646in" fo:keep-together="auto"/>
    </style:style>
    <style:style style:name="Table1.A14" style:family="table-cell">
      <style:table-cell-properties style:border-line-width-left="0.0104in 0.0104in 0.0104in" fo:padding-left="0.0639in" fo:padding-right="0.0486in" fo:padding-top="0in" fo:padding-bottom="0in" fo:border-left="2.25pt double #00000a" fo:border-right="0.75pt solid #00000a" fo:border-top="0.75pt solid #00000a" fo:border-bottom="none"/>
    </style:style>
    <style:style style:name="Table1.B14" style:family="table-cell">
      <style:table-cell-properties style:border-line-width-right="0.0104in 0.0104in 0.0104in" fo:padding-left="0.0639in" fo:padding-right="0.0486in" fo:padding-top="0in" fo:padding-bottom="0in" fo:border-left="0.75pt solid #00000a" fo:border-right="2.25pt double #00000a" fo:border-top="0.75pt solid #00000a" fo:border-bottom="none"/>
    </style:style>
    <style:style style:name="Table1.A15" style:family="table-cell">
      <style:table-cell-properties style:border-line-width-left="0.0104in 0.0104in 0.0104in" style:border-line-width-bottom="0.0104in 0.0104in 0.0104in" fo:padding-left="0.0639in" fo:padding-right="0.0486in" fo:padding-top="0in" fo:padding-bottom="0in" fo:border-left="2.25pt double #00000a" fo:border-right="0.75pt solid #00000a" fo:border-top="none" fo:border-bottom="2.25pt double #00000a"/>
    </style:style>
    <style:style style:name="Table1.B15" style:family="table-cell">
      <style:table-cell-properties style:border-line-width-right="0.0104in 0.0104in 0.0104in" style:border-line-width-bottom="0.0104in 0.0104in 0.0104in" fo:padding-left="0.0639in" fo:padding-right="0.0486in" fo:padding-top="0in" fo:padding-bottom="0in" fo:border-left="0.75pt solid #00000a" fo:border-right="2.25pt double #00000a" fo:border-top="none" fo:border-bottom="2.25pt double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Arial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/>
    </style:style>
    <style:style style:name="P4" style:family="paragraph" style:parent-style-name="Standard">
      <style:text-properties style:font-name="Arial" fo:font-style="italic" style:font-style-asian="italic"/>
    </style:style>
    <style:style style:name="P5" style:family="paragraph" style:parent-style-name="Standard">
      <style:paragraph-properties fo:text-align="center" style:justify-single-word="false"/>
      <style:text-properties style:font-name="Arial" fo:font-style="italic" officeooo:paragraph-rsid="000ae823" style:font-style-asian="italic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6pt" style:font-size-asian="16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Arial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margin-top="0.0835in" fo:margin-bottom="0.0835in" loext:contextual-spacing="false"/>
    </style:style>
    <style:style style:name="P10" style:family="paragraph" style:parent-style-name="Standard">
      <style:paragraph-properties fo:margin-top="0.0835in" fo:margin-bottom="0.0835in" loext:contextual-spacing="false" fo:text-align="center" style:justify-single-word="false"/>
    </style:style>
    <style:style style:name="P11" style:family="paragraph" style:parent-style-name="Standard">
      <style:paragraph-properties fo:margin-top="0.0417in" fo:margin-bottom="0.0417in" loext:contextual-spacing="false">
        <style:tab-stops>
          <style:tab-stop style:position="2.7563in"/>
        </style:tab-stops>
      </style:paragraph-properties>
      <style:text-properties officeooo:paragraph-rsid="000ae823"/>
    </style:style>
    <style:style style:name="P12" style:family="paragraph" style:parent-style-name="Standard">
      <style:paragraph-properties fo:margin-top="0.0417in" fo:margin-bottom="0.0417in" loext:contextual-spacing="false" fo:text-align="center" style:justify-single-word="false"/>
    </style:style>
    <style:style style:name="P13" style:family="paragraph" style:parent-style-name="Standard">
      <style:paragraph-properties fo:margin-top="0.0417in" fo:margin-bottom="0.0417in" loext:contextual-spacing="false"/>
      <style:text-properties officeooo:paragraph-rsid="000ae823"/>
    </style:style>
    <style:style style:name="P14" style:family="paragraph" style:parent-style-name="Standard">
      <style:paragraph-properties fo:margin-left="1.1811in" fo:margin-right="0in" fo:margin-top="0.0835in" fo:margin-bottom="0.0835in" loext:contextual-spacing="false" fo:text-indent="-1.1811in" style:auto-text-indent="false"/>
      <style:text-properties officeooo:paragraph-rsid="000ae823"/>
    </style:style>
    <style:style style:name="P15" style:family="paragraph" style:parent-style-name="Standard" style:list-style-name="WWNum18">
      <style:paragraph-properties fo:margin-top="0in" fo:margin-bottom="0in" loext:contextual-spacing="false" fo:line-height="100%" fo:text-align="justify" style:justify-single-word="false"/>
      <style:text-properties style:font-name="Arial" officeooo:rsid="000ae823" officeooo:paragraph-rsid="000ae823" style:font-name-complex="Arial1" style:font-style-complex="italic" style:font-weight-complex="bold"/>
    </style:style>
    <style:style style:name="P16" style:family="paragraph" style:parent-style-name="Standard" style:list-style-name="WWNum17">
      <style:paragraph-properties fo:margin-top="0in" fo:margin-bottom="0in" loext:contextual-spacing="false" fo:line-height="100%"/>
      <style:text-properties style:font-name="Arial" officeooo:rsid="000ae823" officeooo:paragraph-rsid="000ae823" style:font-name-complex="Arial1"/>
    </style:style>
    <style:style style:name="P17" style:family="paragraph" style:parent-style-name="Standard" style:list-style-name="WWNum16">
      <style:paragraph-properties fo:margin-top="0in" fo:margin-bottom="0.0417in" loext:contextual-spacing="false" fo:line-height="100%"/>
      <style:text-properties style:font-name="Arial" officeooo:rsid="000ae823" officeooo:paragraph-rsid="000ae823"/>
    </style:style>
    <style:style style:name="P18" style:family="paragraph" style:parent-style-name="Heading_20_3">
      <style:text-properties fo:language="de" fo:country="DE"/>
    </style:style>
    <style:style style:name="P19" style:family="paragraph" style:parent-style-name="Heading_20_1">
      <style:paragraph-properties fo:margin-top="0.1665in" fo:margin-bottom="0in" loext:contextual-spacing="false" fo:line-height="100%" fo:keep-together="always" fo:orphans="2" fo:widows="2" fo:keep-with-next="always" style:writing-mode="lr-tb"/>
      <style:text-properties fo:color="#000000" style:font-name="Cambria" fo:font-size="12pt" fo:font-style="italic" fo:font-weight="normal" officeooo:rsid="000ae823" officeooo:paragraph-rsid="000ae823" style:font-size-asian="12pt" style:font-style-asian="italic" style:font-weight-asian="normal" style:font-name-complex="F" style:font-size-complex="12pt" style:font-style-complex="italic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fo:font-size="14pt" fo:font-weight="bold" style:font-size-asian="14pt" style:font-weight-asian="bold"/>
    </style:style>
    <style:style style:name="T3" style:family="text">
      <style:text-properties style:font-name="Arial" fo:font-size="14pt" style:font-size-asian="14pt"/>
    </style:style>
    <style:style style:name="T4" style:family="text">
      <style:text-properties style:font-name="Arial" fo:font-size="14pt" fo:font-style="italic" style:text-underline-style="none" fo:font-weight="bold" officeooo:rsid="000ae823" style:font-size-asian="14pt" style:font-style-asian="italic" style:font-weight-asian="bold" style:font-style-complex="italic" style:font-weight-complex="bold"/>
    </style:style>
    <style:style style:name="T5" style:family="text">
      <style:text-properties style:font-name="Arial" fo:font-style="italic" style:text-underline-style="solid" style:text-underline-width="auto" style:text-underline-color="font-color" style:font-style-asian="italic"/>
    </style:style>
    <style:style style:name="T6" style:family="text">
      <style:text-properties style:font-name="Arial" fo:font-style="italic" style:text-underline-style="solid" style:text-underline-width="auto" style:text-underline-color="font-color" fo:font-weight="bold" style:font-style-asian="italic" style:font-weight-asian="bold"/>
    </style:style>
    <style:style style:name="T7" style:family="text">
      <style:text-properties style:font-name="Arial" fo:font-style="italic" style:font-style-asian="italic"/>
    </style:style>
    <style:style style:name="T8" style:family="text">
      <style:text-properties style:font-name="Arial" fo:font-style="italic" fo:font-weight="bold" style:font-style-asian="italic" style:font-weight-asian="bold"/>
    </style:style>
    <style:style style:name="T9" style:family="text">
      <style:text-properties style:font-name="Arial" fo:font-style="italic" fo:font-weight="bold" officeooo:rsid="000ae823" style:font-style-asian="italic" style:font-weight-asian="bold"/>
    </style:style>
    <style:style style:name="T10" style:family="text">
      <style:text-properties style:font-name="Arial" fo:font-style="italic" style:text-underline-style="none" style:font-style-asian="italic"/>
    </style:style>
    <style:style style:name="T11" style:family="text">
      <style:text-properties style:font-name="Arial" fo:font-style="italic" style:text-underline-style="none" style:font-style-asian="italic" style:font-style-complex="italic"/>
    </style:style>
    <style:style style:name="T12" style:family="text">
      <style:text-properties style:font-name="Arial" fo:font-style="italic" style:text-underline-style="none" fo:font-weight="bold" style:font-style-asian="italic" style:font-weight-asian="bold"/>
    </style:style>
    <style:style style:name="T13" style:family="text">
      <style:text-properties style:font-name="Arial" fo:font-style="italic" style:text-underline-style="none" fo:font-weight="bold" officeooo:rsid="000ae823" style:font-style-asian="italic" style:font-weight-asian="bold"/>
    </style:style>
    <style:style style:name="T14" style:family="text">
      <style:text-properties style:font-name="Arial" fo:font-style="italic" style:text-underline-style="none" fo:font-weight="bold" officeooo:rsid="000ae823" style:font-style-asian="italic" style:font-weight-asian="bold" style:font-weight-complex="bold"/>
    </style:style>
    <style:style style:name="T15" style:family="text">
      <style:text-properties officeooo:rsid="000ae82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0"><text:span text:style-name="T2">PRACA DYPLOMOWA<text:line-break/>magisterska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11"><text:span text:style-name="T5">Specjalność:</text:span><text:span text:style-name="T11"> </text:span><text:span text:style-name="T4">Informatyka Przemysłowa</text:span></text:p>
          </table:table-cell>
          <table:covered-table-cell/>
        </table:table-row>
        <table:table-row table:style-name="Table1.1">
          <table:table-cell table:style-name="Table1.A3" table:number-columns-spanned="2" office:value-type="string">
            <text:p text:style-name="P13"><text:span text:style-name="T5">Instytut prowadzący specjalność:</text:span><text:span text:style-name="T10"> </text:span><text:span text:style-name="T14">Instytut Automatyki i Robotyki</text:span></text:p>
            <text:p text:style-name="P13"><text:span text:style-name="T5">Instytut prowadzący pracę:</text:span><text:span text:style-name="T12"> </text:span><text:span text:style-name="T13">Instytut Automatyki i Robotyki</text:span>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4"><text:span text:style-name="T6">Temat pracy</text:span><text:span text:style-name="T8">: </text:span><text:span text:style-name="T13">Projekt urządzenia do lokalizacji pojazdów w trybie on i off-line</text:span></text:p>
          </table:table-cell>
          <table:covered-table-cell/>
        </table:table-row>
        <table:table-row table:style-name="Table1.1">
          <table:table-cell table:style-name="Table1.A4" table:number-columns-spanned="2" office:value-type="string">
            <text:p text:style-name="P14"><text:span text:style-name="T6">Temat pracy (w jęz. ang.)</text:span><text:span text:style-name="T8">: </text:span></text:p>
            <text:p text:style-name="P14"><text:span text:style-name="T9">The project of the device localizing vehicles on and off-line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P9"><text:span text:style-name="T6">Zakres pracy:</text:span></text:p>
            <text:list xml:id="list1755509213" text:style-name="WWNum17">
              <text:list-item>
                <text:p text:style-name="P16">Zaprojektowanie i wykonanie urządzenia</text:p>
              </text:list-item>
              <text:list-item>
                <text:p text:style-name="P16">Oprogramowanie urządzenia</text:p>
              </text:list-item>
              <text:list-item>
                <text:p text:style-name="P16">Implementacja algorytmu szyfrowania transakcji komunikacyjnych</text:p>
              </text:list-item>
              <text:list-item>
                <text:p text:style-name="P16">Implementacja algorytmu oceny stylu jazdy kierowcy</text:p>
              </text:list-item>
              <text:list-item>
                <text:p text:style-name="P16">Implementacja aplikacji serwerowej obsługującej bazę danych</text:p>
              </text:list-item>
              <text:list-item>
                <text:p text:style-name="P16">Implementacja strony WWW umożliwiającej wizualizację zgromadzonych danych</text:p>
              </text:list-item>
            </text:list>
            <text:p text:style-name="P9"><text:span text:style-name="T6">Podstawowe wymagania:</text:span></text:p>
            <text:list xml:id="list1740254308" text:style-name="WWNum16">
              <text:list-item>
                <text:p text:style-name="P17">Szyfrowanie komunikacji pomiędzy urządzeniami oraz pomiędzy urządzeniem i</text:p>
                <text:p text:style-name="P17">użytkownikiem</text:p>
              </text:list-item>
              <text:list-item>
                <text:p text:style-name="P17">Możliwość alarmowego powiadamiania użytkownika o niepowołanym</text:p>
                <text:p text:style-name="P17">przemieszczeniu pojazdu</text:p>
              </text:list-item>
              <text:list-item>
                <text:p text:style-name="P17">Możliwość gromadzenia danych o lokalizacji oraz prędkości i przyspieszeniu</text:p>
                <text:p text:style-name="P17">poruszającego się pojazdu</text:p>
              </text:list-item>
              <text:list-item>
                <text:p text:style-name="P17">Analiza statystyczna danych, pozwalająca na ocenę profilu stylu jazdy użytkownika</text:p>
              </text:list-item>
            </text:list>
          </table:table-cell>
          <table:covered-table-cell/>
        </table:table-row>
        <table:table-row table:style-name="Table1.1">
          <table:table-cell table:style-name="Table1.A7" table:number-columns-spanned="2" office:value-type="string">
            <text:p text:style-name="P9"><text:span text:style-name="T6">Literatura:</text:span></text:p>
            <text:list xml:id="list2109321978" text:style-name="WWNum18">
              <text:list-item>
                <text:p text:style-name="P15">„GPS – Essentials of Satellite Navigation. Compendium”, u-blox AG</text:p>
              </text:list-item>
              <text:list-item>
                <text:p text:style-name="P15">“GSM Fundamentals”, Agilent Technologies</text:p>
              </text:list-item>
              <text:list-item>
                <text:p text:style-name="P15">„Getting started with Bluetooth Low Energy”, Kevin Townsend, Carles Cufí, Akiba</text:p>
                <text:p text:style-name="P15">Davidson, Robert Davidson</text:p>
              </text:list-item>
              <text:list-item>
                <text:p text:style-name="P15">“Beginning NFC”, Tom Igoe, Don Coleman, Brian Jepson</text:p>
              </text:list-item>
            </text:list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Standard"><text:span text:style-name="T8">Słowa kluczowe: </text:span><text:span text:style-name="T9">GPS, GSM, samochód, pojazd, lokalizacja, analiza stylu jazdy</text:span></text:p>
          </table:table-cell>
          <table:covered-table-cell/>
        </table:table-row>
        <table:table-row table:style-name="Table1.1">
          <table:table-cell table:style-name="Table1.A2" table:number-columns-spanned="2" office:value-type="string">
            <text:p text:style-name="Standard"><text:span text:style-name="T7">Praca dyplomowa jest realizowana we współpracy z przemysłem</text:span></text:p>
            <text:p text:style-name="P1"><text:span text:style-name="T7">Nie</text:span></text:p>
          </table:table-cell>
          <table:covered-table-cell/>
        </table:table-row>
        <table:table-row table:style-name="Table1.10">
          <table:table-cell table:style-name="Table1.A10" table:number-rows-spanned="2" office:value-type="string">
            <text:p text:style-name="Standard"><text:span text:style-name="T7">Imię i nazwisko dyplomanta:</text:span></text:p>
            <text:h text:style-name="P19" text:outline-level="1">Konrad Traczyk</text:h>
          </table:table-cell>
          <table:table-cell table:style-name="Table1.B10" office:value-type="string">
            <text:p text:style-name="Standard"><text:span text:style-name="T7">Imię i nazwisko promotora:</text:span></text:p>
            <text:p text:style-name="P5"><text:span text:style-name="T15">prof. nzw. dr hab. inż. Michał Bartyś</text:span></text:p>
          </table:table-cell>
        </table:table-row>
        <table:table-row table:style-name="Table1.11">
          <table:covered-table-cell/>
          <table:table-cell table:style-name="Table1.B10" office:value-type="string">
            <text:p text:style-name="Standard"><text:span text:style-name="T7">Imię i nazwisko konsultanta:</text:span></text:p>
            <text:p text:style-name="P4"/>
            <text:p text:style-name="P4"/>
          </table:table-cell>
        </table:table-row>
        <text:soft-page-break/>
        <table:table-row table:style-name="Table1.1">
          <table:table-cell table:style-name="Table1.A10" office:value-type="string">
            <text:p text:style-name="Standard"><text:span text:style-name="T7">Temat wydano dnia:</text:span></text:p>
            <text:p text:style-name="P2"/>
          </table:table-cell>
          <table:table-cell table:style-name="Table1.B10" office:value-type="string">
            <text:p text:style-name="Standard"><text:span text:style-name="T7">Termin ukończenia pracy:</text:span></text:p>
            <text:p text:style-name="P3"/>
          </table:table-cell>
        </table:table-row>
        <table:table-row table:style-name="Table1.1">
          <table:table-cell table:style-name="Table1.A2" table:number-columns-spanned="2" office:value-type="string">
            <text:p text:style-name="P12"><text:span text:style-name="T8">Zatwierdzenie tematu</text:span></text:p>
          </table:table-cell>
          <table:covered-table-cell/>
        </table:table-row>
        <table:table-row table:style-name="Table1.1">
          <table:table-cell table:style-name="Table1.A14" office:value-type="string">
            <text:p text:style-name="P6"/>
            <text:h text:style-name="P18" text:outline-level="3"/>
          </table:table-cell>
          <table:table-cell table:style-name="Table1.B14" office:value-type="string">
            <text:p text:style-name="P7"/>
          </table:table-cell>
        </table:table-row>
        <table:table-row table:style-name="Table1.1">
          <table:table-cell table:style-name="Table1.A15" office:value-type="string">
            <text:p text:style-name="P8"><text:span text:style-name="T1">Opiekun specjalności</text:span></text:p>
          </table:table-cell>
          <table:table-cell table:style-name="Table1.B15" office:value-type="string">
            <text:p text:style-name="P8"><text:span text:style-name="T1">Z-ca Dyrektora Instytutu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1" svg:font-family="'DejaVu Sans'" style:font-family-generic="system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l" fo:country="PL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3626in" fo:margin-right="0in" fo:margin-top="0in" fo:margin-bottom="0in" loext:contextual-spacing="false" fo:line-height="100%" fo:text-indent="-0.2602in" style:auto-text-indent="false"/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auto-update="true" style:default-outline-level="1" style:list-style-name="" style:class="text">
      <style:paragraph-properties fo:margin-top="0.1665in" fo:margin-bottom="0in" loext:contextual-spacing="false" fo:line-height="115%" fo:text-align="center" style:justify-single-word="false" fo:keep-together="always" fo:keep-with-next="always"/>
      <style:text-properties fo:color="#000000" style:font-name="Cambria" fo:font-family="Cambria" style:font-family-generic="roman" style:font-pitch="variable" fo:font-size="13pt" fo:font-style="italic" fo:font-weight="normal" style:font-size-asian="13pt" style:font-style-asian="italic" style:font-weight-asian="normal" style:font-name-complex="F" style:font-family-generic-complex="system" style:font-pitch-complex="variable" style:font-size-complex="16pt" style:font-style-complex="italic" style:font-weight-complex="norm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28in" fo:margin-bottom="0in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Default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fo:color="#000000" style:font-name="Cambria" fo:font-family="Cambria" style:font-family-generic="roman" style:font-pitch="variable" fo:font-size="12pt" style:font-name-asian="Calibri1" style:font-family-asian="Calibri" style:font-family-generic-asian="system" style:font-pitch-asian="variable" style:font-size-asian="12pt" style:language-asian="pl" style:country-asian="PL" style:font-name-complex="Cambria1" style:font-family-complex="Cambria" style:font-family-generic-complex="system" style:font-pitch-complex="variable" style:font-size-complex="12pt"/>
    </style:style>
    <style:style style:name="endnote_20_text" style:display-name="end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ootnote_20_text" style:display-name="footnote text" style:family="paragraph" style:parent-style-name="Standard" style:default-outline-level="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Nagłówek_20_Znak" style:display-name="Nagłówek Znak" style:family="text" style:parent-style-name="Default_20_Paragraph_20_Fon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/>
    </style:style>
    <style:style style:name="Stopka_20_Znak" style:display-name="Stopka Znak" style:family="text" style:parent-style-name="Default_20_Paragraph_20_Font"/>
    <style:style style:name="Nagłówek_20_1_20_Znak" style:display-name="Nagłówek 1 Znak" style:family="text" style:parent-style-name="Default_20_Paragraph_20_Font">
      <style:text-properties fo:color="#000000" style:font-name="Cambria" fo:font-family="Cambria" style:font-family-generic="roman" style:font-pitch="variable" fo:font-size="13pt" fo:font-weight="bold" style:font-size-asian="13pt" style:font-weight-asian="bold" style:font-name-complex="F" style:font-family-generic-complex="system" style:font-pitch-complex="variable" style:font-size-complex="16pt"/>
    </style:style>
    <style:style style:name="Tekst_20_przypisu_20_końcowego_20_Znak" style:display-name="Tekst przypisu końcowego Znak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apple-converted-space" style:family="text" style:parent-style-name="Default_20_Paragraph_20_Font"/>
    <style:style style:name="Tekst_20_podstawowy_20_Znak" style:display-name="Tekst podstawowy Znak" style:family="text" style:parent-style-name="Default_20_Paragraph_20_Font">
      <style:text-properties style:font-name="Arial" fo:font-family="Arial" style:font-family-generic="roman" style:font-pitch="variable" fo:font-size="10pt" style:font-size-asian="10pt" style:font-name-complex="Arial1" style:font-family-complex="Arial" style:font-family-generic-complex="system" style:font-pitch-complex="variable" style:font-size-complex="10pt"/>
    </style:style>
    <style:style style:name="Nagłówek_20_2_20_Znak" style:display-name="Nagłówek 2 Znak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agłówek_20_3_20_Znak" style:display-name="Nagłówek 3 Znak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ekst_20_dymka_20_Znak" style:display-name="Tekst dymka Znak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ekst_20_przypisu_20_dolnego_20_Znak" style:display-name="Tekst przypisu dolnego Znak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kst_20_komentarza_20_Znak" style:display-name="Tekst komentarza Znak" style:family="text" style:parent-style-name="Default_20_Paragraph_20_Font">
      <style:text-properties fo:font-size="10pt" style:font-size-asian="10pt" style:font-size-complex="10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fo:font-size="12pt" style:font-size-asian="12pt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0.75in" fo:text-indent="-0.1252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25in" fo:text-indent="-0.1252in" fo:margin-left="2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3.75in" fo:text-indent="-0.1252in" fo:margin-left="3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prefix="A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prefix="B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prefix="C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prefix="F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prefix="D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72in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6252in"/>
        </style:list-level-properties>
      </text:list-level-style-number>
      <text:list-level-style-number text:level="4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style:num-prefix="F" style:num-suffix=")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45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45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045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45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45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45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45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45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prefix="G" style:num-suffix=")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style:num-prefix="E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17in" fo:margin-bottom="0.9839in" fo:margin-left="0.9839in" fo:margin-right="0.9839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use of Quality</meta:initial-creator>
    <meta:editing-cycles>4</meta:editing-cycles>
    <meta:print-date>2016-06-29T07:44:00</meta:print-date>
    <meta:creation-date>2017-05-29T11:30:00</meta:creation-date>
    <dc:date>2017-12-04T00:09:38.548223496</dc:date>
    <meta:editing-duration>PT9M20S</meta:editing-duration>
    <meta:generator>LibreOffice/5.3.6.1$Linux_X86_64 LibreOffice_project/30m0$Build-1</meta:generator>
    <meta:document-statistic meta:table-count="1" meta:image-count="0" meta:object-count="0" meta:page-count="2" meta:paragraph-count="41" meta:word-count="222" meta:character-count="1716" meta:non-whitespace-character-count="1547"/>
    <meta:user-defined meta:name="AppVersion">15.0000</meta:user-defined>
    <meta:user-defined meta:name="Company">MCHTR_PW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